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0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63"/>
        </table:table-row>
        <table:table-row table:style-name="ro6" table:visibility="collapse">
          <table:table-cell table:style-name="ce10"/>
          <table:table-cell table:style-name="ce13" table:number-columns-repeated="143"/>
          <table:table-cell table:style-name="ce11"/>
          <table:table-cell table:style-name="Default" table:number-columns-repeated="16"/>
          <table:table-cell table:style-name="ce11" table:number-columns-repeated="863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EN6])" office:value-type="float" office:value="691">
            <text:p>691,0</text:p>
          </table:table-cell>
          <table:table-cell table:style-name="ce23"/>
          <table:table-cell table:style-name="ce23" table:formula="of:=SUM([.D7:.D29])" office:value-type="float" office:value="1.5">
            <text:p>1,5</text:p>
          </table:table-cell>
          <table:table-cell table:style-name="ce23" table:formula="of:=SUM([.E7:.E29])" office:value-type="float" office:value="0">
            <text:p>0,0</text:p>
          </table:table-cell>
          <table:table-cell table:style-name="ce23" table:formula="of:=SUM([.F7:.F29])" office:value-type="float" office:value="0">
            <text:p>0,0</text:p>
          </table:table-cell>
          <table:table-cell table:style-name="ce23" table:formula="of:=SUM([.G7:.G29])" office:value-type="float" office:value="8.5">
            <text:p>8,5</text:p>
          </table:table-cell>
          <table:table-cell table:style-name="ce23" table:formula="of:=SUM([.H7:.H29])" office:value-type="float" office:value="8">
            <text:p>8,0</text:p>
          </table:table-cell>
          <table:table-cell table:style-name="ce23" table:formula="of:=SUM([.I7:.I29])" office:value-type="float" office:value="5">
            <text:p>5,0</text:p>
          </table:table-cell>
          <table:table-cell table:style-name="ce23" table:formula="of:=SUM([.J7:.J29])" office:value-type="float" office:value="8.5">
            <text:p>8,5</text:p>
          </table:table-cell>
          <table:table-cell table:style-name="ce23" table:formula="of:=SUM([.K7:.K29])" office:value-type="float" office:value="6">
            <text:p>6,0</text:p>
          </table:table-cell>
          <table:table-cell table:style-name="ce23" table:formula="of:=SUM([.L7:.L29])" office:value-type="float" office:value="0.5">
            <text:p>0,5</text:p>
          </table:table-cell>
          <table:table-cell table:style-name="ce23" table:formula="of:=SUM([.M7:.M29])" office:value-type="float" office:value="0">
            <text:p>0,0</text:p>
          </table:table-cell>
          <table:table-cell table:style-name="ce23" table:formula="of:=SUM([.N7:.N29])" office:value-type="float" office:value="6.5">
            <text:p>6,5</text:p>
          </table:table-cell>
          <table:table-cell table:style-name="ce23" table:formula="of:=SUM([.O7:.O29])" office:value-type="float" office:value="8">
            <text:p>8,0</text:p>
          </table:table-cell>
          <table:table-cell table:style-name="ce23" table:formula="of:=SUM([.P7:.P29])" office:value-type="float" office:value="4">
            <text:p>4,0</text:p>
          </table:table-cell>
          <table:table-cell table:style-name="ce23" table:formula="of:=SUM([.Q7:.Q29])" office:value-type="float" office:value="9">
            <text:p>9,0</text:p>
          </table:table-cell>
          <table:table-cell table:style-name="ce23" table:formula="of:=SUM([.R7:.R29])" office:value-type="float" office:value="8">
            <text:p>8,0</text:p>
          </table:table-cell>
          <table:table-cell table:style-name="ce23" table:formula="of:=SUM([.S7:.S29])" office:value-type="float" office:value="0">
            <text:p>0,0</text:p>
          </table:table-cell>
          <table:table-cell table:style-name="ce23" table:formula="of:=SUM([.T7:.T29])" office:value-type="float" office:value="0">
            <text:p>0,0</text:p>
          </table:table-cell>
          <table:table-cell table:style-name="ce23" table:formula="of:=SUM([.U7:.U29])" office:value-type="float" office:value="5.5">
            <text:p>5,5</text:p>
          </table:table-cell>
          <table:table-cell table:style-name="ce23" table:formula="of:=SUM([.V7:.V29])" office:value-type="float" office:value="7.5">
            <text:p>7,5</text:p>
          </table:table-cell>
          <table:table-cell table:style-name="ce23" table:formula="of:=SUM([.W7:.W29])" office:value-type="float" office:value="4">
            <text:p>4,0</text:p>
          </table:table-cell>
          <table:table-cell table:style-name="ce23" table:formula="of:=SUM([.X7:.X29])" office:value-type="float" office:value="10">
            <text:p>10,0</text:p>
          </table:table-cell>
          <table:table-cell table:style-name="ce23" table:formula="of:=SUM([.Y7:.Y29])" office:value-type="float" office:value="9">
            <text:p>9,0</text:p>
          </table:table-cell>
          <table:table-cell table:style-name="ce23" table:formula="of:=SUM([.Z7:.Z29])" office:value-type="float" office:value="0">
            <text:p>0,0</text:p>
          </table:table-cell>
          <table:table-cell table:style-name="ce23" table:formula="of:=SUM([.AA7:.AA29])" office:value-type="float" office:value="0">
            <text:p>0,0</text:p>
          </table:table-cell>
          <table:table-cell table:style-name="ce23" table:formula="of:=SUM([.AB7:.AB29])" office:value-type="float" office:value="5">
            <text:p>5,0</text:p>
          </table:table-cell>
          <table:table-cell table:style-name="ce23" table:formula="of:=SUM([.AC7:.AC29])" office:value-type="float" office:value="11">
            <text:p>11,0</text:p>
          </table:table-cell>
          <table:table-cell table:style-name="ce23" table:formula="of:=SUM([.AD7:.AD29])" office:value-type="float" office:value="10.5">
            <text:p>10,5</text:p>
          </table:table-cell>
          <table:table-cell table:style-name="ce23" table:formula="of:=SUM([.AE7:.AE29])" office:value-type="float" office:value="8">
            <text:p>8,0</text:p>
          </table:table-cell>
          <table:table-cell table:style-name="ce23" table:formula="of:=SUM([.AF7:.AF29])" office:value-type="float" office:value="10">
            <text:p>10,0</text:p>
          </table:table-cell>
          <table:table-cell table:style-name="ce23" table:formula="of:=SUM([.AG7:.AG29])" office:value-type="float" office:value="0">
            <text:p>0,0</text:p>
          </table:table-cell>
          <table:table-cell table:style-name="ce23" table:formula="of:=SUM([.AH7:.AH29])" office:value-type="float" office:value="0">
            <text:p>0,0</text:p>
          </table:table-cell>
          <table:table-cell table:style-name="ce23" table:formula="of:=SUM([.AI7:.AI29])" office:value-type="float" office:value="0">
            <text:p>0,0</text:p>
          </table:table-cell>
          <table:table-cell table:style-name="ce23" table:formula="of:=SUM([.AJ7:.AJ29])" office:value-type="float" office:value="9.5">
            <text:p>9,5</text:p>
          </table:table-cell>
          <table:table-cell table:style-name="ce23" table:formula="of:=SUM([.AK7:.AK29])" office:value-type="float" office:value="4.5">
            <text:p>4,5</text:p>
          </table:table-cell>
          <table:table-cell table:style-name="ce23" table:formula="of:=SUM([.AL7:.AL29])" office:value-type="float" office:value="9">
            <text:p>9,0</text:p>
          </table:table-cell>
          <table:table-cell table:style-name="ce23" table:formula="of:=SUM([.AM7:.AM29])" office:value-type="float" office:value="7">
            <text:p>7,0</text:p>
          </table:table-cell>
          <table:table-cell table:style-name="ce23" table:formula="of:=SUM([.AN7:.AN29])" office:value-type="float" office:value="0">
            <text:p>0,0</text:p>
          </table:table-cell>
          <table:table-cell table:style-name="ce23" table:formula="of:=SUM([.AO7:.AO29])" office:value-type="float" office:value="0">
            <text:p>0,0</text:p>
          </table:table-cell>
          <table:table-cell table:style-name="ce23" table:formula="of:=SUM([.AP7:.AP29])" office:value-type="float" office:value="6">
            <text:p>6,0</text:p>
          </table:table-cell>
          <table:table-cell table:style-name="ce23" table:formula="of:=SUM([.AQ7:.AQ29])" office:value-type="float" office:value="6.5">
            <text:p>6,5</text:p>
          </table:table-cell>
          <table:table-cell table:style-name="ce23" table:formula="of:=SUM([.AR7:.AR29])" office:value-type="float" office:value="5.5">
            <text:p>5,5</text:p>
          </table:table-cell>
          <table:table-cell table:style-name="ce23" table:formula="of:=SUM([.AS7:.AS29])" office:value-type="float" office:value="9">
            <text:p>9,0</text:p>
          </table:table-cell>
          <table:table-cell table:style-name="ce23" table:formula="of:=SUM([.AT7:.AT29])" office:value-type="float" office:value="8">
            <text:p>8,0</text:p>
          </table:table-cell>
          <table:table-cell table:style-name="ce23" table:formula="of:=SUM([.AU7:.AU29])" office:value-type="float" office:value="1.5">
            <text:p>1,5</text:p>
          </table:table-cell>
          <table:table-cell table:style-name="ce23" table:formula="of:=SUM([.AV7:.AV29])" office:value-type="float" office:value="3.5">
            <text:p>3,5</text:p>
          </table:table-cell>
          <table:table-cell table:style-name="ce23" table:formula="of:=SUM([.AW7:.AW29])" office:value-type="float" office:value="8.5">
            <text:p>8,5</text:p>
          </table:table-cell>
          <table:table-cell table:style-name="ce23" table:formula="of:=SUM([.AX7:.AX29])" office:value-type="float" office:value="5.5">
            <text:p>5,5</text:p>
          </table:table-cell>
          <table:table-cell table:style-name="ce23" table:formula="of:=SUM([.AY7:.AY29])" office:value-type="float" office:value="7">
            <text:p>7,0</text:p>
          </table:table-cell>
          <table:table-cell table:style-name="ce23" table:formula="of:=SUM([.AZ7:.AZ29])" office:value-type="float" office:value="7.5">
            <text:p>7,5</text:p>
          </table:table-cell>
          <table:table-cell table:style-name="ce23" table:formula="of:=SUM([.BA7:.BA29])" office:value-type="float" office:value="8">
            <text:p>8,0</text:p>
          </table:table-cell>
          <table:table-cell table:style-name="ce23" table:formula="of:=SUM([.BB7:.BB29])" office:value-type="float" office:value="0">
            <text:p>0,0</text:p>
          </table:table-cell>
          <table:table-cell table:style-name="ce23" table:formula="of:=SUM([.BC7:.BC29])" office:value-type="float" office:value="4.5">
            <text:p>4,5</text:p>
          </table:table-cell>
          <table:table-cell table:style-name="ce23" table:formula="of:=SUM([.BD7:.BD29])" office:value-type="float" office:value="6.5">
            <text:p>6,5</text:p>
          </table:table-cell>
          <table:table-cell table:style-name="ce23" table:formula="of:=SUM([.BE7:.BE29])" office:value-type="float" office:value="0">
            <text:p>0,0</text:p>
          </table:table-cell>
          <table:table-cell table:style-name="ce23" table:formula="of:=SUM([.BF7:.BF29])" office:value-type="float" office:value="8">
            <text:p>8,0</text:p>
          </table:table-cell>
          <table:table-cell table:style-name="ce23" table:formula="of:=SUM([.BG7:.BG29])" office:value-type="float" office:value="7">
            <text:p>7,0</text:p>
          </table:table-cell>
          <table:table-cell table:style-name="ce23" table:formula="of:=SUM([.BH7:.BH29])" office:value-type="float" office:value="2">
            <text:p>2,0</text:p>
          </table:table-cell>
          <table:table-cell table:style-name="ce23" table:formula="of:=SUM([.BI7:.BI29])" office:value-type="float" office:value="0">
            <text:p>0,0</text:p>
          </table:table-cell>
          <table:table-cell table:style-name="ce23" table:formula="of:=SUM([.BJ7:.BJ29])" office:value-type="float" office:value="0">
            <text:p>0,0</text:p>
          </table:table-cell>
          <table:table-cell table:style-name="ce23" table:formula="of:=SUM([.BK7:.BK29])" office:value-type="float" office:value="1.5">
            <text:p>1,5</text:p>
          </table:table-cell>
          <table:table-cell table:style-name="ce23" table:formula="of:=SUM([.BL7:.BL29])" office:value-type="float" office:value="6">
            <text:p>6,0</text:p>
          </table:table-cell>
          <table:table-cell table:style-name="ce23" table:formula="of:=SUM([.BM7:.BM29])" office:value-type="float" office:value="7.5">
            <text:p>7,5</text:p>
          </table:table-cell>
          <table:table-cell table:style-name="ce23" table:formula="of:=SUM([.BN7:.BN29])" office:value-type="float" office:value="9.5">
            <text:p>9,5</text:p>
          </table:table-cell>
          <table:table-cell table:style-name="ce23" table:formula="of:=SUM([.BO7:.BO29])" office:value-type="float" office:value="0">
            <text:p>0,0</text:p>
          </table:table-cell>
          <table:table-cell table:style-name="ce23" table:formula="of:=SUM([.BP7:.BP29])" office:value-type="float" office:value="3">
            <text:p>3,0</text:p>
          </table:table-cell>
          <table:table-cell table:style-name="ce23" table:formula="of:=SUM([.BQ7:.BQ29])" office:value-type="float" office:value="0">
            <text:p>0,0</text:p>
          </table:table-cell>
          <table:table-cell table:style-name="ce23" table:formula="of:=SUM([.BR7:.BR29])" office:value-type="float" office:value="1.5">
            <text:p>1,5</text:p>
          </table:table-cell>
          <table:table-cell table:style-name="ce23" table:formula="of:=SUM([.BS7:.BS29])" office:value-type="float" office:value="7.5">
            <text:p>7,5</text:p>
          </table:table-cell>
          <table:table-cell table:style-name="ce23" table:formula="of:=SUM([.BT7:.BT29])" office:value-type="float" office:value="9.5">
            <text:p>9,5</text:p>
          </table:table-cell>
          <table:table-cell table:style-name="ce23" table:formula="of:=SUM([.BU7:.BU29])" office:value-type="float" office:value="10">
            <text:p>10,0</text:p>
          </table:table-cell>
          <table:table-cell table:style-name="ce23" table:formula="of:=SUM([.BV7:.BV29])" office:value-type="float" office:value="9">
            <text:p>9,0</text:p>
          </table:table-cell>
          <table:table-cell table:style-name="ce23" table:formula="of:=SUM([.BW7:.BW29])" office:value-type="float" office:value="0">
            <text:p>0,0</text:p>
          </table:table-cell>
          <table:table-cell table:style-name="ce23" table:formula="of:=SUM([.BX7:.BX29])" office:value-type="float" office:value="1.5">
            <text:p>1,5</text:p>
          </table:table-cell>
          <table:table-cell table:style-name="ce23" table:formula="of:=SUM([.BY7:.BY29])" office:value-type="float" office:value="2">
            <text:p>2,0</text:p>
          </table:table-cell>
          <table:table-cell table:style-name="ce23" table:formula="of:=SUM([.BZ7:.BZ29])" office:value-type="float" office:value="7">
            <text:p>7,0</text:p>
          </table:table-cell>
          <table:table-cell table:style-name="ce23" table:formula="of:=SUM([.CA7:.CA29])" office:value-type="float" office:value="10">
            <text:p>10,0</text:p>
          </table:table-cell>
          <table:table-cell table:style-name="ce23" table:formula="of:=SUM([.CB7:.CB29])" office:value-type="float" office:value="9.5">
            <text:p>9,5</text:p>
          </table:table-cell>
          <table:table-cell table:style-name="ce23" table:formula="of:=SUM([.CC7:.CC29])" office:value-type="float" office:value="0">
            <text:p>0,0</text:p>
          </table:table-cell>
          <table:table-cell table:style-name="ce23" table:formula="of:=SUM([.CD7:.CD29])" office:value-type="float" office:value="0">
            <text:p>0,0</text:p>
          </table:table-cell>
          <table:table-cell table:style-name="ce23" table:formula="of:=SUM([.CE7:.CE29])" office:value-type="float" office:value="0">
            <text:p>0,0</text:p>
          </table:table-cell>
          <table:table-cell table:style-name="ce23" table:formula="of:=SUM([.CF7:.CF29])" office:value-type="float" office:value="11">
            <text:p>11,0</text:p>
          </table:table-cell>
          <table:table-cell table:style-name="ce23" table:formula="of:=SUM([.CG7:.CG29])" office:value-type="float" office:value="11">
            <text:p>11,0</text:p>
          </table:table-cell>
          <table:table-cell table:style-name="ce23" table:formula="of:=SUM([.CH7:.CH29])" office:value-type="float" office:value="8.5">
            <text:p>8,5</text:p>
          </table:table-cell>
          <table:table-cell table:style-name="ce23" table:formula="of:=SUM([.CI7:.CI29])" office:value-type="float" office:value="8.5">
            <text:p>8,5</text:p>
          </table:table-cell>
          <table:table-cell table:style-name="ce23" table:formula="of:=SUM([.CJ7:.CJ29])" office:value-type="float" office:value="5.5">
            <text:p>5,5</text:p>
          </table:table-cell>
          <table:table-cell table:style-name="ce23" table:formula="of:=SUM([.CK7:.CK29])" office:value-type="float" office:value="2">
            <text:p>2,0</text:p>
          </table:table-cell>
          <table:table-cell table:style-name="ce23" table:formula="of:=SUM([.CL7:.CL29])" office:value-type="float" office:value="0">
            <text:p>0,0</text:p>
          </table:table-cell>
          <table:table-cell table:style-name="ce23" table:formula="of:=SUM([.CM7:.CM29])" office:value-type="float" office:value="7">
            <text:p>7,0</text:p>
          </table:table-cell>
          <table:table-cell table:style-name="ce23" table:formula="of:=SUM([.CN7:.CN29])" office:value-type="float" office:value="8">
            <text:p>8,0</text:p>
          </table:table-cell>
          <table:table-cell table:style-name="ce23" table:formula="of:=SUM([.CO7:.CO29])" office:value-type="float" office:value="9">
            <text:p>9,0</text:p>
          </table:table-cell>
          <table:table-cell table:style-name="ce23" table:formula="of:=SUM([.CP7:.CP29])" office:value-type="float" office:value="8.5">
            <text:p>8,5</text:p>
          </table:table-cell>
          <table:table-cell table:style-name="ce23" table:formula="of:=SUM([.CQ7:.CQ29])" office:value-type="float" office:value="0">
            <text:p>0,0</text:p>
          </table:table-cell>
          <table:table-cell table:style-name="ce23" table:formula="of:=SUM([.CR7:.CR29])" office:value-type="float" office:value="0">
            <text:p>0,0</text:p>
          </table:table-cell>
          <table:table-cell table:style-name="ce23" table:formula="of:=SUM([.CS7:.CS29])" office:value-type="float" office:value="0">
            <text:p>0,0</text:p>
          </table:table-cell>
          <table:table-cell table:style-name="ce23" table:formula="of:=SUM([.CT7:.CT29])" office:value-type="float" office:value="7">
            <text:p>7,0</text:p>
          </table:table-cell>
          <table:table-cell table:style-name="ce23" table:formula="of:=SUM([.CU7:.CU29])" office:value-type="float" office:value="0">
            <text:p>0,0</text:p>
          </table:table-cell>
          <table:table-cell table:style-name="ce23" table:formula="of:=SUM([.CV7:.CV29])" office:value-type="float" office:value="7">
            <text:p>7,0</text:p>
          </table:table-cell>
          <table:table-cell table:style-name="ce23" table:formula="of:=SUM([.CW7:.CW29])" office:value-type="float" office:value="9.5">
            <text:p>9,5</text:p>
          </table:table-cell>
          <table:table-cell table:style-name="ce23" table:formula="of:=SUM([.CX7:.CX29])" office:value-type="float" office:value="9.5">
            <text:p>9,5</text:p>
          </table:table-cell>
          <table:table-cell table:style-name="ce23" table:formula="of:=SUM([.CY7:.CY29])" office:value-type="float" office:value="1">
            <text:p>1,0</text:p>
          </table:table-cell>
          <table:table-cell table:style-name="ce23" table:formula="of:=SUM([.CZ7:.CZ29])" office:value-type="float" office:value="0">
            <text:p>0,0</text:p>
          </table:table-cell>
          <table:table-cell table:style-name="ce23" table:formula="of:=SUM([.DA7:.DA29])" office:value-type="float" office:value="7.5">
            <text:p>7,5</text:p>
          </table:table-cell>
          <table:table-cell table:style-name="ce23" table:formula="of:=SUM([.DB7:.DB29])" office:value-type="float" office:value="9.5">
            <text:p>9,5</text:p>
          </table:table-cell>
          <table:table-cell table:style-name="ce23" table:formula="of:=SUM([.DC7:.DC29])" office:value-type="float" office:value="8">
            <text:p>8,0</text:p>
          </table:table-cell>
          <table:table-cell table:style-name="ce23" table:formula="of:=SUM([.DD7:.DD29])" office:value-type="float" office:value="8">
            <text:p>8,0</text:p>
          </table:table-cell>
          <table:table-cell table:style-name="ce23" table:formula="of:=SUM([.DE7:.DE29])" office:value-type="float" office:value="8">
            <text:p>8,0</text:p>
          </table:table-cell>
          <table:table-cell table:style-name="ce23" table:formula="of:=SUM([.DF7:.DF29])" office:value-type="float" office:value="0">
            <text:p>0,0</text:p>
          </table:table-cell>
          <table:table-cell table:style-name="ce23" table:formula="of:=SUM([.DG7:.DG29])" office:value-type="float" office:value="0">
            <text:p>0,0</text:p>
          </table:table-cell>
          <table:table-cell table:style-name="ce23" table:formula="of:=SUM([.DH7:.DH29])" office:value-type="float" office:value="0">
            <text:p>0,0</text:p>
          </table:table-cell>
          <table:table-cell table:style-name="ce23" table:formula="of:=SUM([.DI7:.DI29])" office:value-type="float" office:value="7">
            <text:p>7,0</text:p>
          </table:table-cell>
          <table:table-cell table:style-name="ce23" table:formula="of:=SUM([.DJ7:.DJ29])" office:value-type="float" office:value="8">
            <text:p>8,0</text:p>
          </table:table-cell>
          <table:table-cell table:style-name="ce23" table:formula="of:=SUM([.DK7:.DK29])" office:value-type="float" office:value="8">
            <text:p>8,0</text:p>
          </table:table-cell>
          <table:table-cell table:style-name="ce23" table:formula="of:=SUM([.DL7:.DL29])" office:value-type="float" office:value="8">
            <text:p>8,0</text:p>
          </table:table-cell>
          <table:table-cell table:style-name="ce23" table:formula="of:=SUM([.DM7:.DM29])" office:value-type="float" office:value="0">
            <text:p>0,0</text:p>
          </table:table-cell>
          <table:table-cell table:style-name="ce23" table:formula="of:=SUM([.DN7:.DN29])" office:value-type="float" office:value="0">
            <text:p>0,0</text:p>
          </table:table-cell>
          <table:table-cell table:style-name="ce23" table:formula="of:=SUM([.DO7:.DO29])" office:value-type="float" office:value="5">
            <text:p>5,0</text:p>
          </table:table-cell>
          <table:table-cell table:style-name="ce23" table:formula="of:=SUM([.DP7:.DP29])" office:value-type="float" office:value="8">
            <text:p>8,0</text:p>
          </table:table-cell>
          <table:table-cell table:style-name="ce23" table:formula="of:=SUM([.DQ7:.DQ29])" office:value-type="float" office:value="7">
            <text:p>7,0</text:p>
          </table:table-cell>
          <table:table-cell table:style-name="ce23" table:formula="of:=SUM([.DR7:.DR29])" office:value-type="float" office:value="8">
            <text:p>8,0</text:p>
          </table:table-cell>
          <table:table-cell table:style-name="ce23" table:formula="of:=SUM([.DS7:.DS29])" office:value-type="float" office:value="8">
            <text:p>8,0</text:p>
          </table:table-cell>
          <table:table-cell table:style-name="ce23" table:formula="of:=SUM([.DT7:.DT29])" office:value-type="float" office:value="0">
            <text:p>0,0</text:p>
          </table:table-cell>
          <table:table-cell table:style-name="ce23" table:formula="of:=SUM([.DU7:.DU29])" office:value-type="float" office:value="0">
            <text:p>0,0</text:p>
          </table:table-cell>
          <table:table-cell table:style-name="ce23" table:formula="of:=SUM([.DV7:.DV29])" office:value-type="float" office:value="8">
            <text:p>8,0</text:p>
          </table:table-cell>
          <table:table-cell table:style-name="ce23" table:formula="of:=SUM([.DW7:.DW29])" office:value-type="float" office:value="0">
            <text:p>0,0</text:p>
          </table:table-cell>
          <table:table-cell table:style-name="ce23" table:formula="of:=SUM([.DX7:.DX29])" office:value-type="float" office:value="9">
            <text:p>9,0</text:p>
          </table:table-cell>
          <table:table-cell table:style-name="ce23" table:formula="of:=SUM([.DY7:.DY29])" office:value-type="float" office:value="8">
            <text:p>8,0</text:p>
          </table:table-cell>
          <table:table-cell table:style-name="ce23" table:formula="of:=SUM([.DZ7:.DZ29])" office:value-type="float" office:value="7.5">
            <text:p>7,5</text:p>
          </table:table-cell>
          <table:table-cell table:style-name="ce23" table:formula="of:=SUM([.EA7:.EA29])" office:value-type="float" office:value="0">
            <text:p>0,0</text:p>
          </table:table-cell>
          <table:table-cell table:style-name="ce23" table:formula="of:=SUM([.EB7:.EB29])" office:value-type="float" office:value="0">
            <text:p>0,0</text:p>
          </table:table-cell>
          <table:table-cell table:style-name="ce23" table:formula="of:=SUM([.EC7:.EC29])" office:value-type="float" office:value="2">
            <text:p>2,0</text:p>
          </table:table-cell>
          <table:table-cell table:style-name="ce23" table:formula="of:=SUM([.ED7:.ED29])" office:value-type="float" office:value="7.5">
            <text:p>7,5</text:p>
          </table:table-cell>
          <table:table-cell table:style-name="ce23" table:formula="of:=SUM([.EE7:.EE29])" office:value-type="float" office:value="8">
            <text:p>8,0</text:p>
          </table:table-cell>
          <table:table-cell table:style-name="ce23" table:formula="of:=SUM([.EF7:.EF29])" office:value-type="float" office:value="8">
            <text:p>8,0</text:p>
          </table:table-cell>
          <table:table-cell table:style-name="ce23" table:formula="of:=SUM([.EG7:.EG29])" office:value-type="float" office:value="8.5">
            <text:p>8,5</text:p>
          </table:table-cell>
          <table:table-cell table:style-name="ce23" table:formula="of:=SUM([.EH7:.EH29])" office:value-type="float" office:value="0">
            <text:p>0,0</text:p>
          </table:table-cell>
          <table:table-cell table:style-name="ce23" table:formula="of:=SUM([.EI7:.EI29])" office:value-type="float" office:value="0">
            <text:p>0,0</text:p>
          </table:table-cell>
          <table:table-cell table:style-name="ce23" table:formula="of:=SUM([.EJ7:.EJ29])" office:value-type="float" office:value="7">
            <text:p>7,0</text:p>
          </table:table-cell>
          <table:table-cell table:style-name="ce23" table:formula="of:=SUM([.EK7:.EK29])" office:value-type="float" office:value="0">
            <text:p>0,0</text:p>
          </table:table-cell>
          <table:table-cell table:style-name="ce23" table:formula="of:=SUM([.EL7:.EL29])" office:value-type="float" office:value="5">
            <text:p>5,0</text:p>
          </table:table-cell>
          <table:table-cell table:style-name="ce23" table:formula="of:=SUM([.EM7:.EM29])" office:value-type="float" office:value="4">
            <text:p>4,0</text:p>
          </table:table-cell>
          <table:table-cell table:style-name="ce23" table:formula="of:=SUM([.EN7:.EN29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63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42"/>
          <table:table-cell table:style-name="ce24" table:number-columns-repeated="11"/>
          <table:table-cell table:style-name="Default" table:number-columns-repeated="5"/>
          <table:table-cell table:style-name="ce11" table:number-columns-repeated="863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8:.EN8])" office:value-type="float" office:value="16.5">
            <text:p>16,5</text:p>
          </table:table-cell>
          <table:table-cell table:style-name="ce23" table:number-columns-repeated="12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1" draw:text-style-name="P2" svg:width="2.899cm" svg:height="0.991cm" svg:x="38.63cm" svg:y="3.893cm" draw:caption-point-x="0.331cm" draw:caption-point-y="-1.12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63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9:.EN9])" office:value-type="float" office:value="19">
            <text:p>19,0</text:p>
          </table:table-cell>
          <table:table-cell table:style-name="ce23" table:number-columns-repeated="7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1" draw:text-style-name="P2" svg:width="2.899cm" svg:height="0.991cm" svg:x="36.913cm" svg:y="4.835cm" draw:caption-point-x="2.048cm" draw:caption-point-y="-1.42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1" draw:text-style-name="P2" svg:width="2.417cm" svg:height="0.991cm" svg:x="52.509cm" svg:y="4.156cm" draw:caption-point-x="2.259cm" draw:caption-point-y="-0.7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63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0:.EN10])" office:value-type="float" office:value="14.5">
            <text:p>14,5</text:p>
          </table:table-cell>
          <table:table-cell table:style-name="ce23" table:number-columns-repeated="25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63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1:.EN11])" office:value-type="float" office:value="10">
            <text:p>10,0</text:p>
          </table:table-cell>
          <table:table-cell table:style-name="ce23" table:number-columns-repeated="50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63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2:.EN12])" office:value-type="float" office:value="5">
            <text:p>5,0</text:p>
          </table:table-cell>
          <table:table-cell table:style-name="ce23" table:number-columns-repeated="5"/>
          <table:table-cell table:style-name="ce23" office:value-type="float" office:value="1.5">
            <office:annotation office:display="true" draw:style-name="gr1" draw:text-style-name="P2" svg:width="2.899cm" svg:height="0.991cm" svg:x="16.872cm" svg:y="6.158cm" draw:caption-point-x="1.766cm" draw:caption-point-y="-0.83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63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3:.EN13])" office:value-type="float" office:value="13">
            <text:p>13,0</text:p>
          </table:table-cell>
          <table:table-cell table:style-name="ce23" table:number-columns-repeated="69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63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4:.EN14])" office:value-type="float" office:value="4.5">
            <text:p>4,5</text:p>
          </table:table-cell>
          <table:table-cell table:style-name="ce23" table:number-columns-repeated="70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63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5:.EN15])" office:value-type="float" office:value="5">
            <text:p>5,0</text:p>
          </table:table-cell>
          <table:table-cell table:style-name="ce23" table:number-columns-repeated="76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63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6:.EN16])" office:value-type="float" office:value="24.5">
            <text:p>24,5</text:p>
          </table:table-cell>
          <table:table-cell table:style-name="ce23" table:number-columns-repeated="62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63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7:.EN17])" office:value-type="float" office:value="36">
            <text:p>36,0</text:p>
          </table:table-cell>
          <table:table-cell table:style-name="ce23" table:number-columns-repeated="3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63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8:.EN18])" office:value-type="float" office:value="81.5">
            <text:p>81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17.39cm" svg:y="9.027cm" draw:caption-point-x="1.248cm" draw:caption-point-y="0.80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18.636cm" svg:y="10.811cm" draw:caption-point-x="2.26cm" draw:caption-point-y="-0.97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23.764cm" svg:y="8.326cm" draw:caption-point-x="-0.61cm" draw:caption-point-y="1.50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63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19:.EN19])" office:value-type="float" office:value="56">
            <text:p>56,0</text:p>
          </table:table-cell>
          <table:table-cell table:style-name="ce24" table:number-columns-repeated="8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1" draw:text-style-name="P2" svg:width="2.899cm" svg:height="0.991cm" svg:x="37.666cm" svg:y="9.055cm" draw:caption-point-x="1.295cm" draw:caption-point-y="1.59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3" draw:text-style-name="P2" svg:width="1.688cm" svg:height="1.386cm" svg:x="68.762cm" svg:y="11.456cm" draw:caption-point-x="1.813cm" draw:caption-point-y="-0.80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43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0:.EN20])" office:value-type="float" office:value="2.5">
            <text:p>2,5</text:p>
          </table:table-cell>
          <table:table-cell table:style-name="ce23" table:number-columns-repeated="134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68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1:.EN21])" office:value-type="float" office:value="28">
            <text:p>28,0</text:p>
          </table:table-cell>
          <table:table-cell table:style-name="ce23" table:number-columns-repeated="106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72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2:.EN22])" office:value-type="float" office:value="51.5">
            <text:p>51,5</text:p>
          </table:table-cell>
          <table:table-cell table:style-name="ce23" table:number-columns-repeated="76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77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3:.EN23])" office:value-type="float" office:value="63.5">
            <text:p>63,5</text:p>
          </table:table-cell>
          <table:table-cell table:style-name="ce23"/>
          <table:table-cell table:style-name="ce23" office:value-type="float" office:value="1">
            <office:annotation office:display="true" draw:style-name="gr2" draw:text-style-name="P2" svg:width="2.899cm" svg:height="0.669cm" svg:x="10.215cm" svg:y="12.906cm" draw:caption-point-x="-0.61cm" draw:caption-point-y="1.511cm">
              <dc:creator>JR</dc:creator>
              <dc:date>2015-07-06T00:00:00</dc:date>
              <text:p text:style-name="P2">R2e install</text:p>
            </office:annotation>
            <text:p>1,0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22cm" svg:y="13.518cm" draw:caption-point-x="1.154cm" draw:caption-point-y="0.89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69.35cm" svg:y="13.648cm" draw:caption-point-x="1.225cm" draw:caption-point-y="0.76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77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4:.EN24])" office:value-type="float" office:value="85.5">
            <text:p>85,5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2.899cm" svg:height="1.781cm" svg:x="14.168cm" svg:y="13.209cm" draw:caption-point-x="2.212cm" draw:caption-point-y="2.02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1" draw:text-style-name="P2" svg:width="2.899cm" svg:height="0.991cm" svg:x="17.483cm" svg:y="13.914cm" draw:caption-point-x="1.155cm" draw:caption-point-y="1.32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3" draw:text-style-name="P2" svg:width="2.899cm" svg:height="1.386cm" svg:x="18.142cm" svg:y="16.261cm" draw:caption-point-x="2.754cm" draw:caption-point-y="-1.02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21.507cm" svg:y="16.238cm" draw:caption-point-x="1.647cm" draw:caption-point-y="-1.00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899cm" svg:height="0.991cm" svg:x="37.078cm" svg:y="13.967cm" draw:caption-point-x="1.883cm" draw:caption-point-y="1.26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158cm" svg:height="0.991cm" svg:x="52.438cm" svg:y="14.253cm" draw:caption-point-x="2.33cm" draw:caption-point-y="0.98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1" draw:text-style-name="P2" svg:width="2.899cm" svg:height="0.991cm" svg:x="65.822cm" svg:y="14.302cm" draw:caption-point-x="2.495cm" draw:caption-point-y="0.93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160.31cm" svg:y="15.024cm" draw:caption-point-x="0.59cm" draw:caption-point-y="0.21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77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5:.EN25])" office:value-type="float" office:value="81">
            <text:p>81,0</text:p>
          </table:table-cell>
          <table:table-cell table:style-name="ce23" table:number-columns-repeated="4"/>
          <table:table-cell table:style-name="ce23" office:value-type="float" office:value="2">
            <office:annotation office:display="true" draw:style-name="gr2" draw:text-style-name="P2" svg:width="2.899cm" svg:height="0.669cm" svg:x="14.944cm" svg:y="17.15cm" draw:caption-point-x="1.436cm" draw:caption-point-y="-1.09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52.814cm" svg:y="17.064cm" draw:caption-point-x="1.954cm" draw:caption-point-y="-1.00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65.986cm" svg:y="16.905cm" draw:caption-point-x="2.331cm" draw:caption-point-y="-0.84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77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6:.EN26])" office:value-type="float" office:value="4">
            <text:p>4,0</text:p>
          </table:table-cell>
          <table:table-cell table:style-name="ce23" table:number-columns-repeated="118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77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7:.EN27])" office:value-type="float" office:value="16.5">
            <text:p>16,5</text:p>
          </table:table-cell>
          <table:table-cell table:style-name="ce23" table:number-columns-repeated="47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155.676cm" svg:y="18.799cm" draw:caption-point-x="2.966cm" draw:caption-point-y="-1.10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77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8:.EN28])" office:value-type="float" office:value="69.5">
            <text:p>69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68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29:.EN29])" office:value-type="float" office:value="3.5">
            <text:p>3,5</text:p>
          </table:table-cell>
          <table:table-cell table:style-name="ce23" table:number-columns-repeated="88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79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3]" office:value-type="string" office:string-value="Stochastic Urban Growth">
            <text:p>Stochastic Urban Growth</text:p>
          </table:table-cell>
          <table:table-cell table:formula="of:=[TimeLog.B13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formula="of:=[TimeLog.B14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Biological NW Generation">
            <text:p>Biological NW Generation</text:p>
          </table:table-cell>
          <table:table-cell table:formula="of:=[TimeLog.B1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6]" office:value-type="string" office:string-value="Discrepancy (Side Project)">
            <text:p>Discrepancy (Side Project)</text:p>
          </table:table-cell>
          <table:table-cell table:formula="of:=[TimeLog.B16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7]" office:value-type="string" office:string-value="Scaling">
            <text:p>Scaling</text:p>
          </table:table-cell>
          <table:table-cell table:formula="of:=[TimeLog.B1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8]" office:value-type="string" office:string-value="Governance">
            <text:p>Governance</text:p>
          </table:table-cell>
          <table:table-cell table:formula="of:=[TimeLog.B18]" office:value-type="float" office:value="81.5">
            <text:p>81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Synthetic Data Control">
            <text:p>Synthetic Data Control</text:p>
          </table:table-cell>
          <table:table-cell table:formula="of:=[TimeLog.B19]" office:value-type="float" office:value="56">
            <text:p>56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Theoretical Model Coupling">
            <text:p>Theoretical Model Coupling</text:p>
          </table:table-cell>
          <table:table-cell table:formula="of:=[TimeLog.B20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formula="of:=[TimeLog.B21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2]" office:value-type="string" office:string-value="Algorithmic Systematic Review">
            <text:p>Algorithmic Systematic Review</text:p>
          </table:table-cell>
          <table:table-cell table:formula="of:=[TimeLog.B22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Technical Tools">
            <text:p>Technical Tools</text:p>
          </table:table-cell>
          <table:table-cell table:formula="of:=[TimeLog.B23]" office:value-type="float" office:value="63.5">
            <text:p>6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formula="of:=[TimeLog.B24]" office:value-type="float" office:value="85.5">
            <text:p>8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5]" office:value-type="string" office:string-value="Seminar/Conference/Course">
            <text:p>Seminar/Conference/Course</text:p>
          </table:table-cell>
          <table:table-cell table:formula="of:=[TimeLog.B25]" office:value-type="float" office:value="81">
            <text:p>81</text:p>
          </table:table-cell>
          <table:table-cell table:number-columns-repeated="4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formula="of:=[TimeLog.B26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7]" office:value-type="string" office:string-value="Reading/Culture">
            <text:p>Reading/Culture</text:p>
          </table:table-cell>
          <table:table-cell table:formula="of:=[TimeLog.B2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8]" office:value-type="string" office:string-value="General Bibliography">
            <text:p>General Bibliography</text:p>
          </table:table-cell>
          <table:table-cell table:formula="of:=[TimeLog.B28]" office:value-type="float" office:value="69.5">
            <text:p>6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9]" office:value-type="string" office:string-value="CarPooling (side project)">
            <text:p>CarPooling (side project)</text:p>
          </table:table-cell>
          <table:table-cell table:formula="of:=[TimeLog.B2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686">
            <text:p>686</text:p>
          </table:table-cell>
          <table:table-cell table:formula="of:=[TimeLog.B6]" office:value-type="float" office:value="691">
            <text:p>691</text:p>
          </table:table-cell>
          <table:table-cell table:formula="of:=[.B3]/[.A3]" office:value-type="float" office:value="1.00728862973761">
            <text:p>1,007288629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Stats.Q28" table:end-x="0.671cm" table:end-y="0.183cm" draw:z-index="0" draw:style-name="gr5" draw:text-style-name="P3" svg:width="23.446cm" svg:height="5.739cm" svg:x="2.065cm" svg:y="0.341cm">
              <draw:object draw:notify-on-update-of-ranges="TimeLog.C6:TimeLog.EN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3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8]" office:value-type="string" office:string-value="SpaceMatters">
            <text:p>SpaceMatters</text:p>
          </table:table-cell>
          <table:table-cell table:style-name="ce31" table:formula="of:=SUM([TimeLog.H8:.AS8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9]" office:value-type="string" office:string-value="Network-Density Statistics">
            <text:p>Network-Density Statistics</text:p>
          </table:table-cell>
          <table:table-cell table:style-name="ce31" table:formula="of:=SUM([TimeLog.H9:.AS9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City Bikes (Side Project)">
            <text:p>City Bikes (Side Project)</text:p>
          </table:table-cell>
          <table:table-cell table:style-name="ce31" table:formula="of:=SUM([TimeLog.H10:.AS1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NetLogo Utils">
            <text:p>NetLogo Utils</text:p>
          </table:table-cell>
          <table:table-cell table:style-name="ce31" table:formula="of:=SUM([TimeLog.H11:.AS1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working">
            <text:p>Networking</text:p>
          </table:table-cell>
          <table:table-cell table:style-name="ce31" table:formula="of:=SUM([TimeLog.H12:.AS12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Stochastic Urban Growth">
            <text:p>Stochastic Urban Growth</text:p>
          </table:table-cell>
          <table:table-cell table:style-name="ce31" table:formula="of:=SUM([TimeLog.H13:.AS13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style-name="ce31" table:formula="of:=SUM([TimeLog.H14:.AS1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Biological NW Generation">
            <text:p>Biological NW Generation</text:p>
          </table:table-cell>
          <table:table-cell table:style-name="ce31" table:formula="of:=SUM([TimeLog.H15:.AS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Discrepancy (Side Project)">
            <text:p>Discrepancy (Side Project)</text:p>
          </table:table-cell>
          <table:table-cell table:style-name="ce31" table:formula="of:=SUM([TimeLog.H16:.AS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caling">
            <text:p>Scaling</text:p>
          </table:table-cell>
          <table:table-cell table:style-name="ce31" table:formula="of:=SUM([TimeLog.H17:.AS17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Governance">
            <text:p>Governance</text:p>
          </table:table-cell>
          <table:table-cell table:style-name="ce31" table:formula="of:=SUM([TimeLog.H18:.AS18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ynthetic Data Control">
            <text:p>Synthetic Data Control</text:p>
          </table:table-cell>
          <table:table-cell table:style-name="ce31" table:formula="of:=SUM([TimeLog.H19:.AS19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heoretical Model Coupling">
            <text:p>Theoretical Model Coupling</text:p>
          </table:table-cell>
          <table:table-cell table:style-name="ce31" table:formula="of:=SUM([TimeLog.H20:.AS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H21:.AS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Algorithmic Systematic Review">
            <text:p>Algorithmic Systematic Review</text:p>
          </table:table-cell>
          <table:table-cell table:style-name="ce31" table:formula="of:=SUM([TimeLog.H22:.AS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Technical Tools">
            <text:p>Technical Tools</text:p>
          </table:table-cell>
          <table:table-cell table:style-name="ce31" table:formula="of:=SUM([TimeLog.H23:.AS23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style-name="ce31" table:formula="of:=SUM([TimeLog.H24:.AS24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eminar/Conference/Course">
            <text:p>Seminar/Conference/Course</text:p>
          </table:table-cell>
          <table:table-cell table:style-name="ce31" table:formula="of:=SUM([TimeLog.H25:.AS25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style-name="ce31" table:formula="of:=SUM([TimeLog.H26:.AS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/Culture">
            <text:p>Reading/Culture</text:p>
          </table:table-cell>
          <table:table-cell table:style-name="ce31" table:formula="of:=SUM([TimeLog.H27:.AS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General Bibliography">
            <text:p>General Bibliography</text:p>
          </table:table-cell>
          <table:table-cell table:style-name="ce31" table:formula="of:=SUM([TimeLog.H28:.AS28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CarPooling (side project)">
            <text:p>CarPooling (side project)</text:p>
          </table:table-cell>
          <table:table-cell table:style-name="ce31" table:formula="of:=SUM([TimeLog.H29:.AS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style-name="ce31" table:formula="of:=SUM([TimeLog.H30:.AS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H31:.AS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H32:.AS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H33:.AS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44">
            <text:p>14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8">
            <text:p>2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6/07/2015</text:date>, <text:time>15:5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06T15:55:51</dc:date>
    <dc:creator>Juste Raimbault</dc:creator>
    <meta:editing-duration>P14DT18H56M19S</meta:editing-duration>
    <meta:editing-cycles>378</meta:editing-cycles>
    <meta:generator>OpenOffice/4.1.1$Unix OpenOffice.org_project/411m6$Build-9775</meta:generator>
    <meta:document-statistic meta:table-count="7" meta:cell-count="3780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EN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EN6" chart:class="chart:bar">
            <chart:data-point chart:repeated="1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.5">
                <text:p>1.5</text:p>
                <draw:g>
                  <svg:desc>TimeLog.C6:TimeLog.EN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